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Nit-ac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NITRICUM ACID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MARGINS OF OUTLETS</text:span></text:p>
          </table:table-cell>
          <table:table-cell table:style-name="Tabelle1.A2" office:value-type="string">
            <text:p text:style-name="SK-MM-L2">Throat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Anu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Mouth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GLANDS</text:span></text:p>
          </table:table-cell>
          <table:table-cell table:style-name="Tabelle1.A2" office:value-type="string">
            <text:p text:style-name="SK-MM-L2"><text:span text:style-name="Emphasis">Live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Prostate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Salivary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Tubular orga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Bloo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Bon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Joint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Righ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Slight CAUSES</text:p>
          </table:table-cell>
          <table:table-cell table:style-name="Tabelle1.A2" office:value-type="string">
            <text:p text:style-name="SK-MM-L2"><text:span text:style-name="Strong_20_Emphasis">TOUCH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JARRING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Noise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Rattling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Mo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Mercury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ilk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After 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COLD</text:span><text:span text:style-name="Emphasis">air</text:span>; <text:span text:style-name="Emphasis">dampnes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Nigh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ven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hanging weathe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Heat of be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ental exertionor shock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Gliding mot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Rid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ild weathe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ext:soft-page-break/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Steady press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Exhausted, shivery, sensitive and sore. </text:p>
      <text:p text:style-name="Primary"><text:span text:style-name="Strong_20_Emphasis">STICKINGS LIKE A SPLINTER, </text:span>or ulcerative gnawing. </text:p>
      <text:p text:style-name="Primary"><text:span text:style-name="Strong_20_Emphasis">DISCHARGES ACRID; </text:span>thin, dirty or brown; cause redness or destroy hair. </text:p>
      <text:p text:style-name="Primary"><text:span text:style-name="Strong_20_Emphasis">FOUL; </text:span>ozœna, foot, or night sweats, etc. </text:p>
      <text:p text:style-name="Primary">Malignancy. </text:p>
      <text:p text:style-name="Primary">Phagedena. </text:p>
      <text:p text:style-name="Primary">HÆMORRHAGE; easy; bright; of bloody water. </text:p>
      <text:p text:style-name="Primary">Red, swelled or cracked orifices. </text:p>
      <text:p text:style-name="Primary">Hard, gristly exudates. </text:p>
      <text:p text:style-name="Primary">Dark, smooth mucous membranes. </text:p>
      <text:p text:style-name="Primary">As of a band about or a weight hanging to part. </text:p>
      <text:p text:style-name="Primary">Sore or stiff, during pains. </text:p>
      <text:p text:style-name="Primary">Cracking; joints. </text:p>
      <text:p text:style-name="Primary">Yellow brunettes, of spare habit. </text:p>
      <text:p text:style-name="Primary"/>
      <text:p text:style-name="Secondary">Hateful. </text:p>
      <text:p text:style-name="Secondary">Profane. </text:p>
      <text:p text:style-name="Secondary">So angry, he trembles. </text:p>
      <text:p text:style-name="Secondary">Quarrelsome delirium; talks to spirits, in other tongues. </text:p>
      <text:p text:style-name="Secondary">Confusion. </text:p>
      <text:p text:style-name="Secondary">Thoughts vanish. </text:p>
      <text:p text:style-name="Secondary">Crushing head pains, &lt; pressure of hat. </text:p>
      <text:p text:style-name="Secondary">Sore in skull. </text:p>
      <text:p text:style-name="Secondary">Puffs on scalp. </text:p>
      <text:p text:style-name="Secondary">Warm flowing over eyes. </text:p>
      <text:p text:style-name="Secondary">Conjunctiva pouts in spots. </text:p>
      <text:p text:style-name="Secondary">Spots on cornea. </text:p>
      <text:p text:style-name="Secondary">Deafness, &gt; noise. </text:p>
      <text:p text:style-name="Secondary"><text:span text:style-name="Emphasis">Nose; </text:span>redn scurfy tip; dark lumpy epistaxis; dripping, diphtheria of; cutting pains; caries of bones. </text:p>
      <text:p text:style-name="Secondary">Coryza, with shortness of breath. </text:p>
      <text:p text:style-name="Secondary"><text:span text:style-name="Emphasis">Yellow </text:span>sickly face. </text:p>
      <text:p text:style-name="Secondary">Peeling lips; raw, cracked or scabby in angles. </text:p>
      <text:p text:style-name="Secondary">Loose teeth. </text:p>
      <text:p text:style-name="Secondary">Gums flabby; sore. bleeding inner. </text:p>
      <text:p text:style-name="Secondary">Moist, fissured or mapped tongue (Flu-ac. </text:p>
      <text:p text:style-name="Secondary">Psor.). </text:p>
      <text:p text:style-name="Secondary">Salivation. </text:p>
      <text:p text:style-name="Secondary">Sore palate. </text:p>
      <text:p text:style-name="Secondary">As of a stick in throat. </text:p>
      <text:p text:style-name="Secondary">Craves fats. </text:p>
      <text:p text:style-name="Secondary">Stools tear anus, even if soft; then prolonged pain. </text:p>
      <text:p text:style-name="Secondary">Painful piles. </text:p>
      <text:p text:style-name="Secondary">Itching, eczematous anus, or oozes moisture. </text:p>
      <text:p text:style-name="Secondary"><text:span text:style-name="Strong_20_Emphasis">URINE, </text:span>strong as horse's; <text:span text:style-name="Emphasis">cold; </text:span>alternately profuse and scanty. </text:p>
      <text:p text:style-name="Secondary">Cramp from kidney to bladder. </text:p>
      <text:p text:style-name="Secondary">As of a hot wire in urethra. </text:p>
      <text:p text:style-name="Secondary">Infective nephritis. </text:p>
      <text:p text:style-name="Secondary"><text:soft-page-break/>Itching, burning fore-skin. </text:p>
      <text:p text:style-name="Secondary">Phagedenic chancre. </text:p>
      <text:p text:style-name="Secondary">Œdematous prepuce. </text:p>
      <text:p text:style-name="Secondary">Bloody water from vagina. </text:p>
      <text:p text:style-name="Secondary">Weak, irregular menses. </text:p>
      <text:p text:style-name="Secondary">Shattering cough; from a spot in larynx; with lumbar stitch, &gt; cold. </text:p>
      <text:p text:style-name="Secondary">Expectoration smeary, pussy, etc. </text:p>
      <text:p text:style-name="Secondary">Cavernous phthisis. </text:p>
      <text:p text:style-name="Secondary">Cutting in larynx. </text:p>
      <text:p text:style-name="Secondary">Orgasms to chest; with palpitation and fear. </text:p>
      <text:p text:style-name="Secondary">Swelled finger joints. </text:p>
      <text:p text:style-name="Secondary"><text:span text:style-name="Emphasis">Warts; </text:span>on back of hands. </text:p>
      <text:p text:style-name="Secondary">Weak ankles. </text:p>
      <text:p text:style-name="Secondary"><text:span text:style-name="Emphasis">Skin, </text:span>dry; <text:span text:style-name="Emphasis">eroded; </text:span>cracks in every angle; coppery spots, on shin bones; itches on undressing. </text:p>
      <text:p text:style-name="Secondary">Crusts form and fall. </text:p>
      <text:p text:style-name="Secondary"><text:span text:style-name="Emphasis">Ulcers; </text:span>rapid; raw, ragged; with proud flesh or plugs of pus. </text:p>
      <text:p text:style-name="Secondary">Stubborn suppuration. </text:p>
      <text:p text:style-name="Secondary">Burrowing pus. </text:p>
      <text:p text:style-name="Secondary">Fistulæ. </text:p>
      <text:p text:style-name="Secondary">Cancer. </text:p>
      <text:p text:style-name="Secondary">Syphilis. </text:p>
      <text:p text:style-name="Secondary"><text:span text:style-name="Emphasis">Painful </text:span>broken chilblains. </text:p>
      <text:p text:style-name="Secondary">Painfully sore bones, &lt; tibiæ; caries </text:p>
      <text:p text:style-name="Secondary">Pulse drops each 4th. </text:p>
      <text:p text:style-name="Secondary">beat. </text:p>
      <text:p text:style-name="Secondary">Jagged or soft warts (Stap. </text:p>
      <text:p text:style-name="Secondary">Thu.). </text:p>
      <text:p text:style-name="Secondary">Condylomata. </text:p>
      <text:p text:style-name="Secondary">Icy coldness; soles. </text:p>
      <text:p text:style-name="Secondary"><text:span text:style-name="Strong_20_Emphasis">SWEAT; </text:span>easy; then takes cold; exhausting (urinous), mornings; in axillæ; on feet. </text:p>
      <text:p text:style-name="SK-MM-Remedy-Reference">Complementary: Calc-c. Thu. Follows: Kali-c. Related: Ars. Kali-c. Kre. Merc.</text:p>
      <text:p text:style-name="Standard"/>
      <text:p text:style-name="SK-MM-Rem-Short">Nux-m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NUX MOSCHAT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SENSORIUM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Min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FEMALE ORGAN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Diges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Children and old wome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Emphasis">Cold</text:span></text:p>
          </table:table-cell>
          <table:table-cell table:style-name="Table1.A2" office:value-type="string">
            <text:p text:style-name="SK-MM-L2"><text:span text:style-name="Emphasis">Bath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Damp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Draft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Wind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Fog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Feet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Pregnancy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hange of seas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EMOTION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xcitemen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MENSTRUA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Ja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Brui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light cau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ental exertion or shock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Moist he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Warm roo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Dry weath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Narcotic effects and dryness. </text:p>
      <text:p text:style-name="Primary">Little pain. </text:p>
      <text:p text:style-name="Primary"><text:span text:style-name="Strong_20_Emphasis">OVERPOWERING DROWSINESS, </text:span>with or caused by almost every condition; by day; &lt; exertion; during menses; when flatulent; with dryness, yet NO THIRST; with coldness. </text:p>
      <text:p text:style-name="Primary"><text:span text:style-name="Emphasis">Fleeting pains. </text:span></text:p>
      <text:p text:style-name="Primary"><text:span text:style-name="Emphasis">Heaviness; </text:span>of eyes, tongue, etc. </text:p>
      <text:p text:style-name="Primary"><text:span text:style-name="Emphasis">Dark, heamorrhages. </text:span></text:p>
      <text:p text:style-name="Primary">Scrawny women, who faint easily; &lt; at stool or menses; laugh or cry by turns; have small breasts, etc. </text:p>
      <text:p text:style-name="Primary">As of hard lumps in stomach, liver, <text:span text:style-name="Emphasis">throat, </text:span>etc. </text:p>
      <text:p text:style-name="Primary">Hysteria. </text:p>
      <text:p text:style-name="Primary">Automatism. </text:p>
      <text:p text:style-name="Primary"/>
      <text:p text:style-name="Secondary">Dreamy, clairvoyant state. </text:p>
      <text:p text:style-name="Secondary">Dazed; objects seem changed or to grow larger. </text:p>
      <text:p text:style-name="Secondary">Slow ideation. </text:p>
      <text:p text:style-name="Secondary">Thoughts suddenly vanish. </text:p>
      <text:p text:style-name="Secondary">Uses wrong words. </text:p>
      <text:p text:style-name="Secondary">Brain exhaustion. </text:p>
      <text:p text:style-name="Secondary">Talks loud. </text:p>
      <text:p text:style-name="Secondary">Mockery. </text:p>
      <text:p text:style-name="Secondary">Laughing. </text:p>
      <text:p text:style-name="Secondary">Jesting. </text:p>
      <text:p text:style-name="Secondary"><text:span text:style-name="Emphasis">Vertigo. </text:span></text:p>
      <text:p text:style-name="Secondary">Sense of levitation. </text:p>
      <text:p text:style-name="Secondary"><text:soft-page-break/>Headache; in temples; &gt; hard pressure. </text:p>
      <text:p text:style-name="Secondary">Cerebral congestion. </text:p>
      <text:p text:style-name="Secondary">Pale face. </text:p>
      <text:p text:style-name="Secondary">Retracted lips. </text:p>
      <text:p text:style-name="Secondary">Teeth feel pulled. </text:p>
      <text:p text:style-name="Secondary"><text:span text:style-name="Emphasis">Dry mouth and throat, without thirst; </text:span>&lt; sleep. </text:p>
      <text:p text:style-name="Secondary">Tongue sticks to palate. </text:p>
      <text:p text:style-name="Secondary"><text:span text:style-name="Emphasis">Thick, </text:span>cottony saliva. </text:p>
      <text:p text:style-name="Secondary">Chalky taste. </text:p>
      <text:p text:style-name="Secondary">Loathing, when eating or thinking of food. </text:p>
      <text:p text:style-name="Secondary">Weak digestion. </text:p>
      <text:p text:style-name="Secondary">Enormous bloating; all food turns to gas. </text:p>
      <text:p text:style-name="Secondary">Flatulent colic. </text:p>
      <text:p text:style-name="Secondary">As of a board across hypogastrium. </text:p>
      <text:p text:style-name="Secondary"><text:span text:style-name="Emphasis">Stool difficult, although soft; </text:span>putrid, bright yellow and lienteric; &lt; night. </text:p>
      <text:p text:style-name="Secondary">Inactive rectum. </text:p>
      <text:p text:style-name="Secondary">Strangury from alcohol. </text:p>
      <text:p text:style-name="Secondary"><text:span text:style-name="Emphasis">Thick, dark, irregular menses. </text:span></text:p>
      <text:p text:style-name="Secondary">Flatus from vagina. </text:p>
      <text:p text:style-name="Secondary">Leucorrhœa; replaces menses. </text:p>
      <text:p text:style-name="Secondary">Deficient, irregular labor pains. </text:p>
      <text:p text:style-name="Secondary">Cough, &gt; heat of bed. </text:p>
      <text:p text:style-name="Secondary"><text:span text:style-name="Emphasis">Hoarse; when walking against wind. </text:span></text:p>
      <text:p text:style-name="Secondary"><text:span text:style-name="Emphasis">Palpitation, </text:span>&gt; walking. </text:p>
      <text:p text:style-name="Secondary">Acute pain now in spine, now in lumbar region. </text:p>
      <text:p text:style-name="Secondary">Dry palms. </text:p>
      <text:p text:style-name="Secondary"><text:span text:style-name="Emphasis">Dry </text:span>cold skin. </text:p>
      <text:p text:style-name="Secondary"><text:span text:style-name="Emphasis">Sleepy attacks. </text:span></text:p>
      <text:p text:style-name="Secondary">Sudden; with vertigo. </text:p>
      <text:p text:style-name="Secondary">Weak irregular pulse. </text:p>
      <text:p text:style-name="Secondary">Alternate chill and heat. </text:p>
      <text:p text:style-name="Secondary">Chills with sopor. </text:p>
      <text:p text:style-name="Secondary">Red sweat, or sweat absent. </text:p>
      <text:p text:style-name="SK-MM-Remedy-Reference">Complementary: Calc-c. Lyc. Related: Cann. Croc. Gel. Mos. Op. Rhus-t.</text:p>
      <text:p text:style-name="Standard"/>
      <text:p text:style-name="SK-MM-Rem-Short">Nux-v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NUX VOMIC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Cerebro-spinal axi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NERV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DIGESTIVE ORGANS</text:span></text:p>
          </table:table-cell>
          <table:table-cell table:style-name="Table2.A2" office:value-type="string">
            <text:p text:style-name="SK-MM-L2"><text:span text:style-name="Strong_20_Emphasis">STOMACH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LIVER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Bowel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RESPIRATORY ORGA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ale brunett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EARLY MORN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COLD</text:span></text:p>
          </table:table-cell>
          <table:table-cell table:style-name="Table2.A2" office:value-type="string">
            <text:p text:style-name="SK-MM-L2">OPEN AIR (Dry)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Draft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eat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Wind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UNCOVERING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HIGH LIVING</text:span></text:p>
          </table:table-cell>
          <table:table-cell table:style-name="Table2.A2" office:value-type="string">
            <text:p text:style-name="SK-MM-L2"><text:span text:style-name="Strong_20_Emphasis">COFFEE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Condiment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Liquor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Drug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Debauchery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Purgative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Sedentary habit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Overe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Mental</text:span></text:p>
          </table:table-cell>
          <table:table-cell table:style-name="Table2.A2" office:value-type="string">
            <text:p text:style-name="SK-MM-L2"><text:span text:style-name="Emphasis">Exertion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Fatigue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Vexatio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isturbed slee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SLIGHT CAUSES</text:span></text:p>
          </table:table-cell>
          <table:table-cell table:style-name="Table2.A2" office:value-type="string">
            <text:p text:style-name="SK-MM-L2"><text:span text:style-name="Emphasis">Anger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Noise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Odor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Ligh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Touch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PRESSURE: of clothes&lt; wais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Strong_20_Emphasis">FREE DISCHARG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Naps (Kali-bi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Wrapping hea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Res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Hot drink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<text:span text:style-name="Emphasis">Milk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Moist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<text:span text:style-name="Strong_20_Emphasis">VIOLENT ACTION; </text:span>often irregularly fitful or inefficient. </text:p>
      <text:p text:style-name="Primary">Increased reflexes. </text:p>
      <text:p text:style-name="Primary">Irritable and hypersensitive, mentally and physically. </text:p>
      <text:p text:style-name="Primary">Firm fibred brunette. </text:p>
      <text:p text:style-name="Primary"><text:span text:style-name="Emphasis">Twistings. </text:span></text:p>
      <text:p text:style-name="Primary"><text:span text:style-name="Emphasis">Jerks. </text:span></text:p>
      <text:p text:style-name="Primary">Spasms; with consciousness. </text:p>
      <text:p text:style-name="Primary">Tense, contracted feeling. </text:p>
      <text:p text:style-name="Primary">Lightning-like pains. </text:p>
      <text:p text:style-name="Primary">Neuralgia; prodromal. </text:p>
      <text:p text:style-name="Primary">Sensation as of a rough body internally. </text:p>
      <text:p text:style-name="Primary">Bruised soreness; <text:span text:style-name="Strong_20_Emphasis">OF ABDOMEN, </text:span>brain, etc. </text:p>
      <text:p text:style-name="Primary">INTERNAL scrapy RAWNESS; <text:span text:style-name="Emphasis">throat, </text:span>larynx, etc. </text:p>
      <text:p text:style-name="Primary"><text:span text:style-name="Emphasis">Takes colds. </text:span></text:p>
      <text:p text:style-name="Primary">Biliousness. </text:p>
      <text:p text:style-name="Primary">Faintings after vomiting, after stool, after labor pains, etc. </text:p>
      <text:p text:style-name="Primary"/>
      <text:p text:style-name="Secondary">Sensitive and critical. </text:p>
      <text:p text:style-name="Secondary"><text:span text:style-name="Emphasis">Active, </text:span><text:span text:style-name="Strong_20_Emphasis">ANGRY AND IMPATIENT; </text:span>can't stand pain; so mad, he cries. </text:p>
      <text:p text:style-name="Secondary"><text:span text:style-name="Emphasis">Zealous, nervous and excitable. </text:span></text:p>
      <text:p text:style-name="Secondary">Nagging. </text:p>
      <text:p text:style-name="Secondary">Spiteful. </text:p>
      <text:p text:style-name="Secondary">Irritable hypochondriasis. </text:p>
      <text:p text:style-name="Secondary">Sullen. </text:p>
      <text:p text:style-name="Secondary">Fears poverty. </text:p>
      <text:p text:style-name="Secondary"><text:span text:style-name="Emphasis">Violent, </text:span>ugly (suicidal) impulses. </text:p>
      <text:p text:style-name="Secondary"><text:span text:style-name="Emphasis">Vertigo; </text:span>on an empty stomach; with blank spells. </text:p>
      <text:p text:style-name="Secondary">Sensitive scalp. </text:p>
      <text:p text:style-name="Secondary">Swelled forehead.Lachrymation; on affected side. </text:p>
      <text:p text:style-name="Secondary">Migraine. </text:p>
      <text:p text:style-name="Secondary">Blood-shot eyes. </text:p>
      <text:p text:style-name="Secondary">Sore nostrils. </text:p>
      <text:p text:style-name="Secondary">Nose stopped, but runs water; on one side. </text:p>
      <text:p text:style-name="Secondary"><text:span text:style-name="Emphasis">Sneezing; violent; abortive; </text:span>from intense crawling in (l) nostril. </text:p>
      <text:p text:style-name="Secondary"><text:span text:style-name="Emphasis">Coryza; </text:span>fluent by day and in open air, dry at night. </text:p>
      <text:p text:style-name="Secondary">Epistaxis on coughing. </text:p>
      <text:p text:style-name="Secondary">Acute smell. </text:p>
      <text:p text:style-name="Secondary"><text:span text:style-name="Emphasis">Red, </text:span>turgid or yelowish face, &lt; about nose and mouth. </text:p>
      <text:p text:style-name="Secondary">Left angle of mouth droops. </text:p>
      <text:p text:style-name="Secondary"><text:span text:style-name="Emphasis">Jaws snap shut; </text:span>stiff. </text:p>
      <text:p text:style-name="Secondary">Teeth chatter. </text:p>
      <text:p text:style-name="Secondary">Fetor oris. </text:p>
      <text:p text:style-name="Secondary"><text:span text:style-name="Strong_20_Emphasis">TASTE, </text:span>biter-sour; bad in A.M. </text:p>
      <text:p text:style-name="Secondary">Itching palate; Eustachian tube. </text:p>
      <text:p text:style-name="Secondary"><text:span text:style-name="Emphasis">Rough, </text:span>scratchy throat; putrid taste in, on coughing. </text:p>
      <text:p text:style-name="Secondary">Craves piquant foods or stimulants. </text:p>
      <text:p text:style-name="Secondary"><text:span text:style-name="Strong_20_Emphasis">HICCOUGH. </text:span></text:p>
      <text:p text:style-name="Secondary">Violent retching, &lt; hawking. </text:p>
      <text:p text:style-name="Secondary"><text:span text:style-name="Emphasis">Eructations; </text:span>sour; </text:p>
      <text:p text:style-name="Secondary">Heart-burn. </text:p>
      <text:p text:style-name="Secondary">Water-brash. </text:p>
      <text:p text:style-name="Secondary"><text:soft-page-break/><text:span text:style-name="Emphasis">Nausea; </text:span>&gt; if he can only vomit. </text:p>
      <text:p text:style-name="Secondary"><text:span text:style-name="Strong_20_Emphasis">VIOLENT VOMITING; </text:span>bilious-sour. </text:p>
      <text:p text:style-name="Secondary"><text:span text:style-name="Emphasis">Food lies like a heavy knot in stomach. </text:span></text:p>
      <text:p text:style-name="Secondary">Gastric pains, into back; chest; &gt; vomiting, etc. </text:p>
      <text:p text:style-name="Secondary">As of a band about waist; clothes oppress it. </text:p>
      <text:p text:style-name="Secondary">Indigestion. </text:p>
      <text:p text:style-name="Secondary">Liver sore; sticking; enlarged. </text:p>
      <text:p text:style-name="Secondary">Gall-stone colic. </text:p>
      <text:p text:style-name="Secondary">Bowels gripe here and there. </text:p>
      <text:p text:style-name="Secondary"><text:span text:style-name="Strong_20_Emphasis">SORE BOWELS, </text:span>&lt; COUGHING OR STEPPING. </text:p>
      <text:p text:style-name="Secondary">Hernia; infantile. </text:p>
      <text:p text:style-name="Secondary">Flatulent colic. </text:p>
      <text:p text:style-name="Secondary"><text:span text:style-name="Strong_20_Emphasis">UNEASY, </text:span>fitful and FRUITLESS URGING FOR BOWELS TO ACT, &gt; STOOL. </text:p>
      <text:p text:style-name="Secondary">Strains hard at stool. </text:p>
      <text:p text:style-name="Secondary">Inactive peristalsis. </text:p>
      <text:p text:style-name="Secondary">In rectum; retained flatus; as if more stool remained; spasm of. </text:p>
      <text:p text:style-name="Secondary">Obstipation. </text:p>
      <text:p text:style-name="Secondary"><text:span text:style-name="Strong_20_Emphasis">PILES; </text:span>itching; &gt; cool bathing. </text:p>
      <text:p text:style-name="Secondary">Sexual erethism. </text:p>
      <text:p text:style-name="Secondary">Onanism. </text:p>
      <text:p text:style-name="Secondary">Premature ejaculation. </text:p>
      <text:p text:style-name="Secondary"><text:span text:style-name="Emphasis">Menses profuse, </text:span>early and prolonged or intermittent; of dark, lumpy blood. </text:p>
      <text:p text:style-name="Secondary">Dysmenorrhœal cramps; spread over whole body. </text:p>
      <text:p text:style-name="Secondary">Cough violent, throwing the patient down; paroxysmal; whooping. </text:p>
      <text:p text:style-name="Secondary">Painfully stiff neck; pains down (r) shoulder. </text:p>
      <text:p text:style-name="Secondary">Lumbar ache, as if breaking; must raise up to turn over. </text:p>
      <text:p text:style-name="Secondary">Acute lumbago. </text:p>
      <text:p text:style-name="Secondary">Crawling along spine. </text:p>
      <text:p text:style-name="Secondary">Shooting from toes to thighs, &lt; after stool. </text:p>
      <text:p text:style-name="Secondary">Tense cramps in calves and soles. </text:p>
      <text:p text:style-name="Secondary">Feet feel clubby and raw. </text:p>
      <text:p text:style-name="Secondary">Goose-skin. </text:p>
      <text:p text:style-name="Secondary">Jaundice. </text:p>
      <text:p text:style-name="Secondary"><text:span text:style-name="Emphasis">Yawning. </text:span></text:p>
      <text:p text:style-name="Secondary">Sleepy in evening or sleepless from rush of ideas. </text:p>
      <text:p text:style-name="Secondary">Awakes too early; can't sleep again. </text:p>
      <text:p text:style-name="Secondary">Finally sleeps, but on waking feels miserable. </text:p>
      <text:p text:style-name="Secondary">Night-mare. </text:p>
      <text:p text:style-name="Secondary">Chill with thirst and heat without thirst. </text:p>
      <text:p text:style-name="Secondary"><text:span text:style-name="Strong_20_Emphasis">EASILY CHILLED; </text:span>CAN'T UNCOVER, &lt; motion; &lt; drinking even during the heat. </text:p>
      <text:p text:style-name="Secondary">Sour sweat. </text:p>
      <text:p text:style-name="SK-MM-Remedy-Reference">Complementary: Kali-c. Pho. Sul. Related: Ign. Lyc.</text:p>
      <text:p text:style-name="Standard"/>
      <text:p text:style-name="SK-MM-Rem-Short">Oci-c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OCIMUM CAN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Ureters (R)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Scanty urin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<text:soft-page-break/>Related: Canth. Lyc. Urt-ur.</text:p>
      <text:p text:style-name="Standard"/>
      <text:p text:style-name="SK-MM-Rem-Short">Oena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ŒNANTHE CROCAT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CEREBRO-SPINAL AXI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Hear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Injury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enstrual and sexual disturbanc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Bell. Cic.</text:p>
      <text:p text:style-name="Standard"/>
      <text:p text:style-name="SK-MM-Rem-Short">Ol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OLEANDER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Digestive trac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ki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calp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Emphasis">Nerves</text:span></text:p>
          </table:table-cell>
          <table:table-cell table:style-name="Table5.A2" office:value-type="string">
            <text:p text:style-name="SK-MM-L2">Cerebro-spinal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Moto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After suckl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Rubb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Undress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Looking sidewis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Numbing, </text:span>paretic effects; on limbs and skin. </text:p>
      <text:p text:style-name="Primary">Sopor. </text:p>
      <text:p text:style-name="Primary">Tremulous weakness. </text:p>
      <text:p text:style-name="Primary">Sense of vibration. </text:p>
      <text:p text:style-name="Primary">Emptiness in stomach and chest; after eating; &gt; brandy. </text:p>
      <text:p text:style-name="Primary"/>
      <text:p text:style-name="Secondary">Sadness with lack of confidence and power. </text:p>
      <text:p text:style-name="Secondary">Distraction. </text:p>
      <text:p text:style-name="Secondary">Slow comprehension. </text:p>
      <text:p text:style-name="Secondary">Vertigo. </text:p>
      <text:p text:style-name="Secondary">Numb tongue. </text:p>
      <text:p text:style-name="Secondary">Thin, lienteric stool escapes with the flatus; passes food eaten the day before. </text:p>
      <text:p text:style-name="Secondary">Crampy contraction of upper limbs. </text:p>
      <text:p text:style-name="Secondary">Sensitive skin; chafes and oozes or bleeds. </text:p>
      <text:p text:style-name="Secondary"><text:soft-page-break/>Eruptions with itching biting, as of lice. </text:p>
      <text:p text:style-name="Secondary">Moist milk crust, &lt; occiput. </text:p>
      <text:p text:style-name="Secondary">Heat from mental exertion. </text:p>
      <text:p text:style-name="Secondary">Paresis after infantile paralysis. </text:p>
      <text:p text:style-name="Secondary">General crampings. </text:p>
      <text:p text:style-name="Secondary">Numb-skin. </text:p>
      <text:p text:style-name="SK-MM-Remedy-Reference">Related: Anac. Chin.</text:p>
      <text:p text:style-name="Standard"/>
      <text:p text:style-name="SK-MM-Rem-Short">Ol-a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OLEUM ANIMALE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Pneumo-gastric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Digestive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Here and therein single spots or part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Excretio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at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uppressio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Rubb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Pressur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oreness. </text:span></text:p>
      <text:p text:style-name="Primary">Weak, tremulous; hands, knees, feet, etc. </text:p>
      <text:p text:style-name="Primary">Pain in spots. </text:p>
      <text:p text:style-name="Primary">Neurasthenia. </text:p>
      <text:p text:style-name="Primary">Nervous irritability. </text:p>
      <text:p text:style-name="Primary">Shuffling gait. </text:p>
      <text:p text:style-name="Primary"><text:span text:style-name="Emphasis">Urinous, </text:span>eructations, leucorrhœa, etc. </text:p>
      <text:p text:style-name="Primary">Icy coldness; from tips of teeth, in throat, stomach, etc. </text:p>
      <text:p text:style-name="Primary"/>
      <text:p text:style-name="Secondary">Sad. </text:p>
      <text:p text:style-name="Secondary">Introverted. </text:p>
      <text:p text:style-name="Secondary">Vanishing thoughts. </text:p>
      <text:p text:style-name="Secondary">Speaks in whispers. </text:p>
      <text:p text:style-name="Secondary">Faintness or vertigo; of gastric origin; &gt; bending head back. </text:p>
      <text:p text:style-name="Secondary">Sees glistening bodies. </text:p>
      <text:p text:style-name="Secondary">A skin seems to overhang the eye. </text:p>
      <text:p text:style-name="Secondary">Lachrymation, on eating. </text:p>
      <text:p text:style-name="Secondary">White of egg seems dried on lips. </text:p>
      <text:p text:style-name="Secondary">Malar bones feel pulled up. </text:p>
      <text:p text:style-name="Secondary">Twitching lips. </text:p>
      <text:p text:style-name="Secondary"><text:soft-page-break/>Mouth feels greasy. </text:p>
      <text:p text:style-name="Secondary">Snowy saliva. </text:p>
      <text:p text:style-name="Secondary">Toothache, &gt; biting. </text:p>
      <text:p text:style-name="Secondary">Hawks out brown, gluey lumps. </text:p>
      <text:p text:style-name="Secondary">Acrid vapor or raw streak in throat, &lt; cough. </text:p>
      <text:p text:style-name="Secondary">Water-brash, &gt; chewing tobacco. </text:p>
      <text:p text:style-name="Secondary">Pulsation or as of water in stomach. </text:p>
      <text:p text:style-name="Secondary">Meteorism. </text:p>
      <text:p text:style-name="Secondary"><text:span text:style-name="Strong_20_Emphasis">PROFUSE, </text:span>pale urine; fish-brine odor; &lt; hysteria, migraine, etc. </text:p>
      <text:p text:style-name="Secondary">Frequent scanty urine, then headache. </text:p>
      <text:p text:style-name="Secondary">Seminal losses; on straining at stool. </text:p>
      <text:p text:style-name="Secondary"><text:span text:style-name="Emphasis">Testes, </text:span>swell alternately; feel pulled up. </text:p>
      <text:p text:style-name="Secondary">Anxious palpitation. </text:p>
      <text:p text:style-name="Secondary">Sore mammæ, before menses. </text:p>
      <text:p text:style-name="Secondary">Outward dartings in nipples. </text:p>
      <text:p text:style-name="Secondary">Aching (r), scapula, &gt; pressure. </text:p>
      <text:p text:style-name="Secondary">Raw flexures. </text:p>
      <text:p text:style-name="Secondary">Flesh feels torn from bones. </text:p>
      <text:p text:style-name="Secondary">Slow pulse. </text:p>
      <text:p text:style-name="Secondary">Alternate chill and heat. </text:p>
      <text:p text:style-name="Secondary">Cold, foul foot-sweat; fishy on heels. </text:p>
      <text:p text:style-name="SK-MM-Remedy-Reference">Related: Sul. Tell.</text:p>
      <text:p text:style-name="Standard"/>
      <text:p text:style-name="SK-MM-Rem-Short">Ol-j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OLEUM JECORIS ASELLI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Emphasis">Ches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iv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Tendo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Mil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 dam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Rigid tendons. </text:p>
      <text:p text:style-name="Primary">Faulty nutrition. </text:p>
      <text:p text:style-name="Primary">Atrophic infants. </text:p>
      <text:p text:style-name="Primary">Intolerance of milk. </text:p>
      <text:p text:style-name="Primary"/>
      <text:p text:style-name="Secondary">Yellow tongue, leucorrhœa, sputum, skin, etc. </text:p>
      <text:p text:style-name="Secondary">Hoarseness. </text:p>
      <text:p text:style-name="Secondary">Cough, with palpitation. </text:p>
      <text:p text:style-name="Secondary">Early phthisis. </text:p>
      <text:p text:style-name="Secondary">Soreness or stitches in chest. </text:p>
      <text:p text:style-name="Secondary">Burning spots. </text:p>
      <text:p text:style-name="Secondary">Milk crust. </text:p>
      <text:p text:style-name="Secondary">Ring-worm. </text:p>
      <text:p text:style-name="Secondary">Always taking cold. </text:p>
      <text:p text:style-name="Secondary"><text:soft-page-break/>Chilly up back. </text:p>
      <text:p text:style-name="Secondary">Heat in palms, toward evening. </text:p>
      <text:p text:style-name="Secondary">Hectic. </text:p>
      <text:p text:style-name="SK-MM-Remedy-Reference">Related: Pho.</text:p>
      <text:p text:style-name="Standard"/>
      <text:p text:style-name="SK-MM-Rem-Short">Onos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ONOSMODIUM VIRGINIAN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MUSCLES AND nerves</text:p>
          </table:table-cell>
          <table:table-cell table:style-name="Table8.A2" office:value-type="string">
            <text:p text:style-name="SK-MM-L2"><text:span text:style-name="Emphasis">Eye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Occiput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Strong_20_Emphasis">FEMALE PELVIC ORGAN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pin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Sprains</text:span></text:p>
          </table:table-cell>
          <table:table-cell table:style-name="Table8.A2" office:value-type="string">
            <text:p text:style-name="SK-MM-L2"><text:span text:style-name="Strong_20_Emphasis">EYE STRAIN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Sexual excesse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arknes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ight cloth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ar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Humid ai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Res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Slee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Eat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Aching, sore and stiff; after the pain. </text:p>
      <text:p text:style-name="Primary">Inco-ordination. </text:p>
      <text:p text:style-name="Primary"/>
      <text:p text:style-name="Secondary"><text:span text:style-name="Emphasis">Irresolute. </text:span></text:p>
      <text:p text:style-name="Secondary">Confused. </text:p>
      <text:p text:style-name="Secondary">Forgetful. </text:p>
      <text:p text:style-name="Secondary">Slow thinking. </text:p>
      <text:p text:style-name="Secondary">Aphasia. </text:p>
      <text:p text:style-name="Secondary">Nervous exhaustion. </text:p>
      <text:p text:style-name="Secondary">Vertigo; with the headache; &lt; lying on (l), side. </text:p>
      <text:p text:style-name="Secondary"><text:span text:style-name="Emphasis">Headache; occipital; </text:span>screwed in, as if; &lt; eye strain and lying on back. </text:p>
      <text:p text:style-name="Secondary">Pains up and down from (l), occiput to shoulder, &lt; exertion. </text:p>
      <text:p text:style-name="Secondary">Migraine. </text:p>
      <text:p text:style-name="Secondary">Dull, heavy oppressing in occiput. </text:p>
      <text:p text:style-name="Secondary">Aching, <text:span text:style-name="Emphasis">heavy tired, </text:span>stiff eyes. </text:p>
      <text:p text:style-name="Secondary">Eye, combined with ovarian symptoms. </text:p>
      <text:p text:style-name="Secondary">Misjudges distances. </text:p>
      <text:p text:style-name="Secondary"><text:soft-page-break/>Mushy, yellow stool. </text:p>
      <text:p text:style-name="Secondary">Aromatic urine. </text:p>
      <text:p text:style-name="Secondary">Sexual desire gone. </text:p>
      <text:p text:style-name="Secondary">Sexual neurasthenia. </text:p>
      <text:p text:style-name="Secondary">Pains alternate between ovaries. </text:p>
      <text:p text:style-name="Secondary">Sore ovaries and rectum. </text:p>
      <text:p text:style-name="Secondary">Acrid leucorrhœa. </text:p>
      <text:p text:style-name="Secondary">Sticky, white expectoration. </text:p>
      <text:p text:style-name="Secondary">Swelled, tender mammæ. </text:p>
      <text:p text:style-name="Secondary">Itching nipples. </text:p>
      <text:p text:style-name="Secondary"><text:span text:style-name="Emphasis">Tired, </text:span>numb legs and popliteæ. </text:p>
      <text:p text:style-name="Secondary">Seems to tread on cotton. </text:p>
      <text:p text:style-name="Secondary">Staggering. </text:p>
      <text:p text:style-name="SK-MM-Remedy-Reference">Related: Cimi. Hyper. Lil-t. Rhus-t.</text:p>
      <text:p text:style-name="Standard"/>
      <text:p text:style-name="SK-MM-Rem-Short">Op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OPI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MIN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SENS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NERVES</text:span></text:p>
          </table:table-cell>
          <table:table-cell table:style-name="Table9.A2" office:value-type="string">
            <text:p text:style-name="SK-MM-L2"><text:span text:style-name="Emphasis">Brain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erebro-spinal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ympathetic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Lung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Respira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Digestive trac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EMOTIO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FEAR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Frigh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Jo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Odor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ALCOHOL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lee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uppressed discharg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Receding erup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If heat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Col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Uncover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<text:span text:style-name="Emphasis">Negative, </text:span>torpid states; but little pain, secretion or reaction. </text:p>
      <text:p text:style-name="Primary"><text:span text:style-name="Emphasis">Paralysis; </text:span>painless; of brain, tongue, bowels, lungs, etc. </text:p>
      <text:p text:style-name="Primary">Tremor. </text:p>
      <text:p text:style-name="Primary"><text:span text:style-name="Emphasis">Twitchings; </text:span>during sleep. </text:p>
      <text:p text:style-name="Primary">Convulsions. </text:p>
      <text:p text:style-name="Primary">Epilepsy, in sleep. </text:p>
      <text:p text:style-name="Primary">Internal dryness. </text:p>
      <text:p text:style-name="Primary">Hot, <text:span text:style-name="Emphasis">head; </text:span>sweat; bed seems, hunts a cold place, etc. </text:p>
      <text:p text:style-name="Primary">Stupid sleep, spasms, violent chills, etc. during </text:p>
      <text:p text:style-name="Primary"/>
      <text:p text:style-name="Secondary"><text:span text:style-name="Strong_20_Emphasis">PLACID; </text:span>says nothing ails him. </text:p>
      <text:p text:style-name="Secondary"><text:span text:style-name="Emphasis">Dreamy. </text:span></text:p>
      <text:p text:style-name="Secondary">Sluggish. </text:p>
      <text:p text:style-name="Secondary">Dull. </text:p>
      <text:p text:style-name="Secondary"><text:span text:style-name="Emphasis">Stupid </text:span></text:p>
      <text:p text:style-name="Secondary">No will power. </text:p>
      <text:p text:style-name="Secondary">Lying. </text:p>
      <text:p text:style-name="Secondary"><text:span text:style-name="Emphasis">Fears; </text:span>after fright. </text:p>
      <text:p text:style-name="Secondary">Delirium; with terror; alcoholic. </text:p>
      <text:p text:style-name="Secondary">Wants to go home. </text:p>
      <text:p text:style-name="Secondary">Carphology. </text:p>
      <text:p text:style-name="Secondary">Cerebral congestion; intercurrent; apoplectic. </text:p>
      <text:p text:style-name="Secondary">Heavy occiput. </text:p>
      <text:p text:style-name="Secondary">Visual hallucinations. </text:p>
      <text:p text:style-name="Secondary">Inactive pupils. </text:p>
      <text:p text:style-name="Secondary">Red, bulging, staring eyes. </text:p>
      <text:p text:style-name="Secondary">Dark, turgid, sweaty or hot red face or red and pale alternatly. </text:p>
      <text:p text:style-name="Secondary">Old look; after cholera infantum. </text:p>
      <text:p text:style-name="Secondary">Mouth twitches or hangs open. </text:p>
      <text:p text:style-name="Secondary">Cravings, without appetite. </text:p>
      <text:p text:style-name="Secondary">Vomiting; in peritonitis. </text:p>
      <text:p text:style-name="Secondary">As of a weight in abdomen. </text:p>
      <text:p text:style-name="Secondary">Bowels feel obstructed. </text:p>
      <text:p text:style-name="Secondary">Paralytic atony of bowels and bladder; after laparotomy. </text:p>
      <text:p text:style-name="Secondary">Hard tympany. </text:p>
      <text:p text:style-name="Secondary">Colic; lead. </text:p>
      <text:p text:style-name="Secondary">Stools of hard, black balls. </text:p>
      <text:p text:style-name="Secondary">Constipation. </text:p>
      <text:p text:style-name="Secondary">Bloody mucus oozes from open anus. </text:p>
      <text:p text:style-name="Secondary">Retained urine. </text:p>
      <text:p text:style-name="Secondary">Lively fœtal motions. </text:p>
      <text:p text:style-name="Secondary">Rattling, unequal breathing. </text:p>
      <text:p text:style-name="Secondary">Sighing. </text:p>
      <text:p text:style-name="Secondary">Snoring. </text:p>
      <text:p text:style-name="Secondary"><text:span text:style-name="Emphasis">Stertor. </text:span></text:p>
      <text:p text:style-name="Secondary">Tickling cough. </text:p>
      <text:p text:style-name="Secondary">Pneumonia. </text:p>
      <text:p text:style-name="Secondary">Weak heart. </text:p>
      <text:p text:style-name="Secondary">Crawlings here and there. </text:p>
      <text:p text:style-name="Secondary">General itching. </text:p>
      <text:p text:style-name="Secondary">Skin rough and dirty. </text:p>
      <text:p text:style-name="Secondary"><text:soft-page-break/>Painless ulcers. </text:p>
      <text:p text:style-name="Secondary">Tired and sleepless; drunkards. </text:p>
      <text:p text:style-name="Secondary"><text:span text:style-name="Strong_20_Emphasis">SOMNOLENCY. </text:span></text:p>
      <text:p text:style-name="Secondary">Heavy stupid sleep; of the aged. </text:p>
      <text:p text:style-name="Secondary"><text:span text:style-name="Emphasis">Full, </text:span>slow pulse (Dig.). </text:p>
      <text:p text:style-name="Secondary">Hot, sweaty (Samb.) and drowsy; with cold limbs. </text:p>
      <text:p text:style-name="Secondary">Sweaty, without relief. </text:p>
      <text:p text:style-name="SK-MM-Remedy-Reference">Complementary: Alu. Bar-c. Bry. Pho. Plb. Related: Arn. Nux-m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5" meta:paragraph-count="663" meta:word-count="1976" meta:character-count="13234"/>
    <dc:date>2012-09-06T00:25:57.05</dc:date>
    <meta:editing-duration>PT2M55S</meta:editing-duration>
    <meta:editing-cycles>1</meta:editing-cycles>
  </office:meta>
</office:document-meta>
</file>